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:a3.co">
        <text:section text:style-name="Sect1" text:name=":a7.ma">
          <text:p text:style-name="Standard"/>
          <text:section text:style-name="Sect1" text:name=":a7.at">
            <text:p text:style-name="Standard"/>
          </text:section>
          <text:p text:style-name="P1"><text:bookmark text:name=":a7.co"/>.idea<text:line-break/>*.iws<text:line-break/>*.iml<text:line-break/>*.ipr<text:line-break/>*build/<text:line-break/>.gradle<text:line-break/>gitignor------------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51:31.662670647</meta:creation-date>
    <dc:date>2020-03-02T17:52:04.307607006</dc:date>
    <meta:editing-duration>PT34S</meta:editing-duration>
    <meta:editing-cycles>1</meta:editing-cycles>
    <meta:document-statistic meta:table-count="0" meta:image-count="0" meta:object-count="0" meta:page-count="1" meta:paragraph-count="1" meta:word-count="7" meta:character-count="60" meta:non-whitespace-character-count="54"/>
    <meta:generator>LibreOffice/5.1.6.2$Linux_X86_64 LibreOffice_project/10m0$Build-2</meta:generator>
  </office:meta>
</office:document-meta>
</file>